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16in"/>
    </style:style>
    <style:style style:name="co2" style:family="table-column">
      <style:table-column-properties fo:break-before="auto" style:column-width="2.126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لا إله إلا الله   لا إله إلا الله</text:p>
            <text:p>لا إله إلا الله   لا إله إلا الله</text:p>
            <text:p>نہ پوچھئے ہے کہاں لا إله إلا الله</text:p>
            <text:p>جہاں حسین وہاں لا إله إلا الله</text:p>
          </table:table-cell>
          <table:covered-table-cell/>
        </table:table-row>
        <table:table-row table:style-name="ro2">
          <table:table-cell office:value-type="string" calcext:value-type="string">
            <text:p>اگر ولایتِ حیدر نہیں ہے کلمہ میں</text:p>
            <text:p>تو پھر ہے وہم و گماں لا إله إلا الله</text:p>
          </table:table-cell>
          <table:table-cell office:value-type="string" calcext:value-type="string">
            <text:p>علی کی تیغ سے تاریخ پوچھیئے سب کی</text:p>
            <text:p>پڑھا تھا کس نے کہاں لا إله إلا الله</text:p>
          </table:table-cell>
        </table:table-row>
        <table:table-row table:style-name="ro2">
          <table:table-cell office:value-type="string" calcext:value-type="string">
            <text:p>نصیریوں کو یقیں لا إله إلا علی</text:p>
            <text:p>ہے مسلموں کو گماں لا إله إلا الله</text:p>
          </table:table-cell>
          <table:table-cell office:value-type="string" calcext:value-type="string">
            <text:p>علی کو دل میں بسا کر تو دیکھ لو اے واعظ</text:p>
            <text:p>تو خود کہے گی زباں لا إله إلا الله</text:p>
          </table:table-cell>
        </table:table-row>
        <table:table-row table:style-name="ro2">
          <table:table-cell office:value-type="string" calcext:value-type="string">
            <text:p>حسین زندہ ہے جب تک زمانہ باقی ہے</text:p>
            <text:p>کہاں یزید کہاں لا إله إلا الله</text:p>
          </table:table-cell>
          <table:table-cell office:value-type="string" calcext:value-type="string">
            <text:p>جسے نصیب نہیں حبِ اہلِ بیتِ رسول</text:p>
            <text:p>اسے نصیب کہاں لا إله إلا الله</text:p>
          </table:table-cell>
        </table:table-row>
        <table:table-row table:style-name="ro2">
          <table:table-cell office:value-type="string" calcext:value-type="string">
            <text:p>اذان میں علی اکبر نے لا إله إلا الله کہا</text:p>
            <text:p>تو آج تک ہے جواں لا إله إلا الله</text:p>
          </table:table-cell>
          <table:table-cell office:value-type="string" calcext:value-type="string">
            <text:p>پتہ خدا کا بتاتے اگر نہ آلِ نبی</text:p>
            <text:p>اذان میں تھا کہاں لا إله إلا الله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درِ بتول نہیں جل رہا تھا اے ماجؔد</text:p>
            <text:p>وہ ہو رہا تھا دھواں لا إله إلا الله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7:27:30.280786500</meta:creation-date>
    <dc:date>2026-01-27T17:32:42.484024700</dc:date>
    <meta:editing-duration>PT5M11S</meta:editing-duration>
    <meta:editing-cycles>2</meta:editing-cycles>
    <meta:generator>LibreOffice/25.8.4.2$Windows_X86_64 LibreOffice_project/290daaa01b999472f0c7a3890eb6a550fd74c6df</meta:generator>
    <meta:document-statistic meta:table-count="1" meta:cell-count="10" meta:object-count="0"/>
  </office:meta>
</office:document-meta>
</file>